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rebuchet MS1"/>
    </style:style>
    <style:style style:name="P2" style:family="paragraph" style:parent-style-name="Standard">
      <style:text-properties style:font-name="Trebuchet MS1" style:text-underline-style="none" style:language-complex="ar" style:country-complex="SA"/>
    </style:style>
    <style:style style:name="P3" style:family="paragraph" style:parent-style-name="Standard">
      <style:text-properties style:font-name="Trebuchet MS1" style:language-complex="ar" style:country-complex="SA"/>
    </style:style>
    <style:style style:name="P4" style:family="paragraph" style:parent-style-name="Standard" style:list-style-name="L6">
      <style:text-properties style:font-name="Trebuchet MS1" style:language-complex="ar" style:country-complex="SA"/>
    </style:style>
    <style:style style:name="P5" style:family="paragraph" style:parent-style-name="Standard" style:list-style-name="L7">
      <style:text-properties style:font-name="Trebuchet MS1" style:language-complex="ar" style:country-complex="SA"/>
    </style:style>
    <style:style style:name="P6" style:family="paragraph" style:parent-style-name="Standard">
      <style:text-properties style:font-name="Trebuchet MS1" style:font-name-asian="Trebuchet MS" style:font-name-complex="Trebuchet MS" style:language-complex="ar" style:country-complex="SA"/>
    </style:style>
    <style:style style:name="P7" style:family="paragraph" style:parent-style-name="Standard" style:list-style-name="L8">
      <style:text-properties style:font-name="Trebuchet MS1" style:font-name-asian="Trebuchet MS" style:font-name-complex="Trebuchet MS" style:language-complex="ar" style:country-complex="SA"/>
    </style:style>
    <style:style style:name="P8" style:family="paragraph" style:parent-style-name="Standard" style:list-style-name="L8">
      <style:paragraph-properties fo:text-align="start" style:justify-single-word="false"/>
      <style:text-properties style:font-name="Trebuchet MS1" style:font-name-asian="Trebuchet MS" style:font-name-complex="Trebuchet MS" style:language-complex="ar" style:country-complex="SA"/>
    </style:style>
    <style:style style:name="P9" style:family="paragraph" style:parent-style-name="Standard">
      <style:paragraph-properties fo:margin-left="0.5in" fo:margin-right="0in" fo:text-align="center" style:justify-single-word="false" fo:text-indent="-0.5in" style:auto-text-indent="false" fo:padding="0in" fo:border="none" style:shadow="none"/>
      <style:text-properties style:font-name="Trebuchet MS1" style:language-complex="ar" style:country-complex="SA"/>
    </style:style>
    <style:style style:name="P10" style:family="paragraph" style:parent-style-name="Standard">
      <style:paragraph-properties fo:text-align="center" style:justify-single-word="false" fo:padding="0in" fo:border="none" style:shadow="none"/>
      <style:text-properties style:font-name="Trebuchet MS1" style:language-complex="ar" style:country-complex="SA"/>
    </style:style>
    <style:style style:name="P11" style:family="paragraph" style:parent-style-name="Submitted">
      <style:text-properties style:font-name="Trebuchet MS1" style:language-complex="ar" style:country-complex="SA"/>
    </style:style>
    <style:style style:name="P12" style:family="paragraph" style:parent-style-name="Heading_20_2">
      <style:text-properties style:font-name="Trebuchet MS1" style:language-complex="ar" style:country-complex="SA"/>
    </style:style>
    <style:style style:name="P13" style:family="paragraph" style:parent-style-name="Heading_20_2">
      <style:text-properties style:font-name="Trebuchet MS1" style:font-name-asian="Trebuchet MS" style:font-name-complex="Trebuchet MS" style:language-complex="ar" style:country-complex="SA"/>
    </style:style>
    <style:style style:name="P14" style:family="paragraph" style:parent-style-name="Title" style:master-page-name="First_20_Page">
      <style:paragraph-properties style:page-number="auto"/>
      <style:text-properties style:font-name="Trebuchet MS1" style:language-complex="ar" style:country-complex="SA"/>
    </style:style>
    <style:style style:name="P15" style:family="paragraph" style:parent-style-name="Heading_20_1">
      <style:paragraph-properties fo:break-before="page"/>
      <style:text-properties style:font-name="Trebuchet MS1" style:language-complex="ar" style:country-complex="SA"/>
    </style:style>
    <style:style style:name="P16" style:family="paragraph" style:parent-style-name="Heading_20_1">
      <style:paragraph-properties fo:break-before="page"/>
      <style:text-properties style:font-name="Trebuchet MS1" style:font-name-asian="Trebuchet MS" style:font-name-complex="Trebuchet MS" style:language-complex="ar" style:country-complex="SA"/>
    </style:style>
    <style:style style:name="T1" style:family="text">
      <style:text-properties fo:language="pl" fo:country="PL"/>
    </style:style>
    <style:style style:name="T2" style:family="text">
      <style:text-properties style:font-name="Trebuchet MS" style:font-name-asian="Trebuchet MS" style:font-name-complex="Trebuchet MS"/>
    </style:style>
    <style:style style:name="T3" style:family="text">
      <style:text-properties style:font-name="Trebuchet MS" style:font-name-asian="Trebuchet MS" style:font-name-complex="Trebuchet MS" style:language-complex="ar" style:country-complex="SA"/>
    </style:style>
    <style:style style:name="T4" style:family="text">
      <style:text-properties style:font-name="Trebuchet MS" style:font-name-asian="Times New Roman" style:font-name-complex="Tahoma"/>
    </style:style>
    <style:style style:name="T5" style:family="text">
      <style:text-properties style:language-complex="ar" style:country-complex="SA"/>
    </style:style>
    <style:style style:name="T6" style:family="text">
      <style:text-properties style:font-name-asian="Trebuchet MS" style:font-name-complex="Trebuchet MS"/>
    </style:style>
    <style:style style:name="T7" style:family="text">
      <style:text-properties style:font-name-asian="Trebuchet MS" style:font-name-complex="Trebuchet MS" style:language-complex="ar" style:country-complex="SA"/>
    </style:style>
    <style:style style:name="T8" style:family="text">
      <style:text-properties style:font-name-asian="Times New Roman" style:font-name-complex="Tahoma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kt amatorskiej sieci ostrzegania o zagrożeniach meteorologicznych</text:p>
      <text:p text:style-name="P11">Turystyczny Klub Antenowy TuKAn (SP6YRE)</text:p>
      <text:p text:style-name="P9">1 kwietnia 2009 roku (nie jest to żart Prima Aprilisowy;&gt;)</text:p>
      <text:p text:style-name="P10">Dawid Szymański, SQ6EMM</text:p>
      <text:p text:style-name="P10"/>
      <text:p text:style-name="P10">Reszleska 2/2</text:p>
      <text:p text:style-name="P10">54-113 Wrocław</text:p>
      <text:p text:style-name="P10">Telefon: +48 609626895</text:p>
      <text:p text:style-name="P10">Email: sq6emm@hamradio.pl</text:p>
      <text:p text:style-name="P15">Wstęp</text:p>
      <text:p text:style-name="P2"/>
      <text:p text:style-name="P2"><text:bookmark-start text:name="DDE_LINK1"/>W<text:bookmark-end text:name="DDE_LINK1"/> <text:span text:style-name="T1">ostatnich</text:span> <text:span text:style-name="T1">latach</text:span> <text:span text:style-name="T1">coraz</text:span> <text:span text:style-name="T1">częściej</text:span> w <text:span text:style-name="T1">naszym</text:span> <text:span text:style-name="T1">kraju</text:span> <text:span text:style-name="T1">napotykamy</text:span> <text:span text:style-name="T1">na</text:span> <text:span text:style-name="T1">gwałtowne</text:span> <text:span text:style-name="T1">zjawiska</text:span> <text:span text:style-name="T1">pogodowe</text:span>, <text:span text:style-name="T1">głównie</text:span> <text:span text:style-name="T1">porywiste</text:span> <text:span text:style-name="T1">wiatry</text:span>, w 1997 <text:span text:style-name="T1">roku</text:span> <text:span text:style-name="T1">dotkneła</text:span> <text:span text:style-name="T1">nas</text:span> <text:span text:style-name="T1">duża</text:span> <text:span text:style-name="T1">powódź.</text:span> Od kilku lat coraz bardziej aktywnie zaczynają działać Amatorskie Sieci Ratunkowe skupione wokół Polskiego Związku Krótkofalowców, co wyraźnie wskazuje na potrzebę informowania oraz niesienia pomocy w zagrożeniach. Wydaje się więc, że pogoda jest najczęstszym sprawcą zagrożeń, w przypadku których my, Krótkofalowcy, będziemy potrzebni.</text:p>
      <text:p text:style-name="P2">Projekt opisuje pomysł stworzenia sieci radiowych nadajników nadających informację o bieżącej pogodzie, prognozie pogody oraz o zagrożeniach meteorologicznych.</text:p>
      <text:p text:style-name="P15">Podstawy działania</text:p>
      <text:p text:style-name="P3">Projekt oparty jest o sieć nadajników radiowych, które, z określonym interwałem, korzystają z następujących źródeł <text:s/>meteorologicznych:</text:p>
      <text:list xml:id="list1974883903" text:style-name="L7">
        <text:list-item>
          <text:p text:style-name="P5">depesze METAR oraz TAF z NOAA (informacje publicznie dostępne),</text:p>
        </text:list-item>
        <text:list-item>
          <text:p text:style-name="P5">prognozy IMGW (wymaga uzyskania pozwolenia),</text:p>
        </text:list-item>
        <text:list-item>
          <text:p text:style-name="P5">stacje pogodowe,</text:p>
        </text:list-item>
        <text:list-item>
          <text:p text:style-name="P5">nadają komunikaty pogodowe w języku polskim.</text:p>
        </text:list-item>
      </text:list>
      <text:p text:style-name="P3"/>
      <text:p text:style-name="P3">Stacja pogodowa (w rozumieniu tego dokumentu) to:</text:p>
      <text:list xml:id="list2024478373" text:style-name="L6">
        <text:list-item>
          <text:p text:style-name="P4">antena</text:p>
        </text:list-item>
        <text:list-item>
          <text:p text:style-name="P4">nadajnik radiowy FM 145 MHz lub 430 MHz</text:p>
        </text:list-item>
        <text:list-item>
          <text:p text:style-name="P4">komputer z system Linux (OpenSource) i kartą dźwiękową</text:p>
        </text:list-item>
        <text:list-item>
          <text:p text:style-name="P4">aplikacja SR0WX (OpenSource)</text:p>
        </text:list-item>
        <text:list-item>
          <text:p text:style-name="P4">dostęp do Internetu</text:p>
        </text:list-item>
      </text:list>
      <text:p text:style-name="P3"/>
      <text:p text:style-name="P15">Szczegóły realizacji</text:p>
      <text:p text:style-name="P3">Poszczególne elementy projektu wymagają bardziej precyzyjnego opisania. Opis znajdzie się właśnie w tej części dokumentu.</text:p>
      <text:p text:style-name="P12">Radio, częstotliwość</text:p>
      <text:p text:style-name="P3">Projekt zakłada przydzielenie dla stacji pogodowej unikalnej częstotliwości w skali kraju (a w przyszłości może Europy lub globalnej) podobnie jak dla systemu APRS<text:span text:style-name="T6">™</text:span><text:span text:style-name="T8">.</text:span></text:p>
      <text:p text:style-name="P3"><text:span text:style-name="T8">Wydaje się, że najlepszym segmentem częstotliwości jest zakres 144.800 - 144.990 MHz, oznaczony jako MGM (Machine Generated Mode) <text:s/>(Emisja Generowana Maszynowo), podobnie jak wspomniany już APRS</text:span><text:span text:style-name="T6">™.</text:span></text:p>
      <text:p text:style-name="P6">Zaletą takiego rozwiązania była by jedna częstotliwość dla systemu, niezależnie od miejsca zainstalowania nadajnika. Dla przykładu: jadąc autostradą A4 z Wrocławia do Krakowa mamy włączony skaner, a jedną z zaprogramowanych częstotliwości jest 144.XXX, na której, z określonym interwałem czasowym odzywa się stacja pogodowa. Nie musimy więc jej szukać, po prostu mamy jedną zaprogramowaną/zapamiętaną częstotliwość.</text:p>
      <text:p text:style-name="P6">Oczywiście aby zapewnić bezkolizyjne działanie takich stacji musimy koordynować ich zasięg poprzez moc oraz lokalizację.</text:p>
      <text:p text:style-name="P6">Analogicznie system taki można uruchomić w paśmie 70 cm lecz, ze względu na jego mniejszą obecnie popularność i dużą dostępność urządzeń FM na pasmo 2m, projekt zakłada użycie pasma 2m jako podstawowego.</text:p>
      <text:p text:style-name="P6">Oczywiście są też inne przesłanki do korzystania z pasma 2m jako podstawowego, mianowicie często urządzenia wykorzystywane przez np. paralotniarzy posiadają możliwość odbioru w paśmie 2m, informacje o pogodzie, prognozie oraz zagrożeniach są dla nich także istotne (szczególnie zanim dojadą na lotnisko aby rozpocząć latanie, ponieważ później mogą korzystać z pomocy wieży).</text:p>
      <text:p text:style-name="P13">Sprzęt, oprogramowanie</text:p>
      <text:p text:style-name="P6">Stacja pogodowa uruchomiona już jest testowo we Wrocławiu (JO81LD) i działa pod znakiem SQ6EMM jako stacja eksperymentalna.</text:p>
      <text:p text:style-name="P6">Stacja oparta jest o komputer z system Linux (Ubuntu) oraz aplikacją napisaną w języku Python. Aplikacja jest uruchamiana automatycznie co 15 minut Ściąga z serwerów NOAA ostatnią depeszę METAR (obecny stan pogody), przetwarza ją, a następnie odczytuje przygotowany komunikat głosowo.</text:p>
      <text:p text:style-name="P6">Docelowo stacja w przypadku stwierdzenia zagrożenia (np. <text:s/>wyładowania atmosferyczne, silny wiatr czy wysoki stan wód) będzie ostrzegała o tym głosowo oraz nadawała podnośną w systemie CTSS.</text:p>
      <text:p text:style-name="P13">Źródła danych dla komunikatów</text:p>
      <text:p text:style-name="P1"><text:span text:style-name="T7">Oprogramowanie jest napisane modułowo, czyli w łatwy sposób można dołączyć do niego kolejne źródło informacji.Obecnie opracowany jest system depesz METAR, pracujemy nad TAF (prognozy pogody) oraz informacjami z </text:span><text:span text:style-name="T5">IMGW</text:span><text:span text:style-name="T7">. Jeśli pojawi się taka potrzeba można </text:span><text:soft-page-break/><text:span text:style-name="T7">napisać też moduł, który obsłuży stację pogodową podłączoną do komputera.</text:span></text:p>
      <text:p text:style-name="P16">Zidentyfikowane problemy</text:p>
      <text:p text:style-name="P6">Pomysł opiera się na mechanizmach ostrzeżeń działających w USA, jednak tam system ten jest rozwiązaniem profesjonalnym utrzymywanym przez NOAA. U nas taki system nie istnieje, a projekt jest realizowany przez środowisko krótkofalarskie, co może spowodować pewne problemy.</text:p>
      <text:p text:style-name="P6">Lista problemów, które udało się zidentyfikować:</text:p>
      <text:list xml:id="list1633455513" text:style-name="L8">
        <text:list-item>
          <text:p text:style-name="P7">możliwość wykorzystania informacji dostępnych w Internecie jest w niektórych przypadkach ograniczona (np. IMGW)</text:p>
        </text:list-item>
        <text:list-item>
          <text:p text:style-name="P7">przydzielenie częstotliwości oraz wydanie pozwolenia dla stacji, jest to bardzo innowacyjny pomysł, dlatego trzeba dobrze przemyśleć tą kwestię</text:p>
        </text:list-item>
        <text:list-item>
          <text:p text:style-name="P8">w razie rzeczywistego zagrożenia, może wystąpić problem z dostępem do Internetu (tutaj możemy skorzystać ze stacji pogodowej)</text:p>
        </text:list-item>
      </text:list>
      <text:p text:style-name="P16">Informacje dodatkowe</text:p>
      <text:p text:style-name="P6">Pomysł realizowany jest przez członków Turystycznego Klubu Antenowego TuKAn (SP6YRE).</text:p>
      <text:p text:style-name="P6">Koordynacja i pomysł: Dawid SQ6EMM</text:p>
      <text:p text:style-name="P6">Oprogramowanie: Michał SQ6JNX</text:p>
      <text:p text:style-name="P6"/>
      <text:p text:style-name="P6">Obecnie stacja pogodowa jest uruchomiona (z przerwami) na częstotliwości 145.425 MHz w lokatorze JO81LD ze stacji domowej Dawida SQ6EM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class="chapter">
      <style:paragraph-properties fo:margin-top="1.25in" fo:margin-bottom="0.25in" fo:text-align="center" style:justify-single-word="false" fo:padding="0in" fo:border="none" style:shadow="none"/>
      <style:text-properties fo:text-transform="uppercase" style:font-name="DejaVu Sans" fo:font-size="18pt" fo:letter-spacing="0.028in" fo:text-shadow="1pt 1pt" fo:font-weight="bold" style:letter-kerning="true" style:font-size-asian="18pt" style:font-weight-asian="bold" style:font-name-complex="Arial" style:font-size-complex="22pt" style:font-weight-complex="bold"/>
    </style:style>
    <style:style style:name="Submitted" style:family="paragraph" style:parent-style-name="Standard">
      <style:paragraph-properties fo:margin-top="1.75in" fo:margin-bottom="2.25in" fo:text-align="center" style:justify-single-word="false" fo:padding="0in" fo:border="none" style:shadow="none"/>
      <style:text-properties fo:font-variant="small-caps" style:font-name="DejaVu Sans" fo:font-size="18pt" fo:font-weight="bold" style:font-size-asian="18pt"/>
    </style:style>
    <style:style style:name="Heading_20_1" style:display-name="Heading 1" style:family="paragraph" style:parent-style-name="Standard" style:next-style-name="Standard" style:class="text" style:master-page-name="">
      <style:paragraph-properties fo:margin-top="0in" fo:margin-bottom="0.1701in" style:page-number="auto" fo:break-before="page" style:border-line-width-bottom="0.0008in 0.0346in 0.0138in" fo:padding-left="0.0555in" fo:padding-right="0in" fo:padding-top="0in" fo:padding-bottom="0.0138in" fo:border-left="0.0008in solid #000000" fo:border-right="none" fo:border-top="none" fo:border-bottom="0.0492in double #808080" fo:keep-with-next="always">
        <style:tab-stops>
          <style:tab-stop style:position="2.9866in"/>
        </style:tab-stops>
      </style:paragraph-properties>
      <style:text-properties fo:font-variant="small-caps" style:font-name="Trebuchet MS2" fo:font-size="20pt" fo:letter-spacing="0.028in" fo:text-shadow="1pt 1pt" fo:font-weight="bold" style:font-size-asian="18pt" style:font-weight-asian="bold" style:font-size-complex="20pt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top="0.3299in" fo:margin-bottom="0.1402in" style:page-number="auto" fo:padding-left="0in" fo:padding-right="0in" fo:padding-top="0in" fo:padding-bottom="0.0138in" fo:border-left="none" fo:border-right="none" fo:border-top="none" fo:border-bottom="0.0071in solid #000000" fo:keep-with-next="always"/>
      <style:text-properties fo:color="#000000" style:font-name="Trebuchet MS" fo:font-size="16pt" fo:text-shadow="1pt 1pt" fo:font-weight="normal" style:font-size-asian="14pt" style:font-weight-asian="bold" style:font-size-complex="16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order="0.0008in solid #000000" fo:padding="0.0201in" style:shadow="#4c4c4c 0.0701in 0.0701in" style:writing-mode="lr-tb" style:layout-grid-color="#c0c0c0" style:layout-grid-lines="36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2T00:09:58</meta:creation-date>
    <dc:date>2009-04-02T00:15:28</dc:date>
    <meta:editing-duration>PT00H05M31S</meta:editing-duration>
    <meta:editing-cycles>4</meta:editing-cycles>
    <meta:generator>OpenOffice.org/3.0$Linux OpenOffice.org_project/300m15$Build-9379</meta:generator>
    <meta:document-statistic meta:table-count="0" meta:image-count="0" meta:object-count="0" meta:page-count="7" meta:paragraph-count="49" meta:word-count="686" meta:character-count="5083"/>
    <meta:user-defined meta:name="Info 1"/>
    <meta:user-defined meta:name="Info 2"/>
    <meta:user-defined meta:name="Info 3"/>
    <meta:user-defined meta:name="Info 4"/>
  </office:meta>
</office:document-meta>
</file>